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-color="#77216f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1.433cm" svg:height="5.85cm" svg:x="4.753cm" svg:y="9.55cm">
          <text:p text:style-name="P1"><text:span text:style-name="T1">Control</text:span><text:span text:style-name="T2"> </text:span><text:span text:style-name="T1">Model</text:span> of Helikopter</text:p>
          <text:p text:style-name="P1">with fixed specifications of</text:p>
          <text:p text:style-name="P1">weight, length of arms,</text:p>
          <text:p text:style-name="P1">number of rotors.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3.3cm" svg:height="4.5cm" svg:x="3.75cm" svg:y="3.7cm">
          <text:p text:style-name="P1"><text:span text:style-name="T3">INPUT</text:span></text:p>
          <text:p text:style-name="P1"><text:s/>Roll Angle=10, Yaw Angle=10, Pitch Angle=10</text:p>
          <text:p text:style-name="P1">X = 10, Y = 10, Z = 10</text:p>
          <text:p text:style-name="P1">All Rotor RPM = 0</text:p>
          <text:p text:style-name="P1"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9.671cm" svg:height="1.356cm" svg:x="6.222cm" svg:y="26.2cm">
          <draw:text-box>
            <text:p text:style-name="P1"><text:span text:style-name="T4">HOVERING@HOME</text:span></text:p>
          </draw:text-box>
        </draw:frame>
        <draw:custom-shape draw:style-name="gr1" draw:text-style-name="P1" draw:layer="layout" svg:width="16.8cm" svg:height="4.45cm" svg:x="2.65cm" svg:y="18.15cm">
          <text:p text:style-name="P1"/>
          <text:p text:style-name="P1"/>
          <text:p text:style-name="P1"/>
          <text:p text:style-name="P1">Hovering@Home Control Model</text:p>
          <text:p text:style-name="P1">OUTPUT</text:p>
          <text:p text:style-name="P1">Roll angle = 0, Pitch Angle = 0, <text:s/>Yaw Angle = 0</text:p>
          <text:p text:style-name="P1">X = 0, Y = 0, Z = 0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4.35cm" svg:height="2.25cm" svg:x="8.1cm" svg:y="22.2cm">
          <text:p text:style-name="P1">Output</text:p>
          <text:p text:style-name="P1">Rotor RPM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4cm" svg:height="2.299cm" svg:x="5.25cm" svg:y="14.401cm">
          <text:p text:style-name="P1"/>
          <text:p text:style-name="P1">Calculated</text:p>
          <text:p text:style-name="P1">Acceleration</text:p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35cm" svg:height="2.299cm" svg:x="11.835cm" svg:y="14.401cm">
          <text:p text:style-name="P1"><text:s/></text:p>
          <text:p text:style-name="P1">Calculated</text:p>
          <text:p text:style-name="P1">Tilt</text:p>
          <text:p text:style-name="P1"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7.3cm" svg:y1="16.4cm" svg:x2="9.3cm" svg:y2="18.4cm">
          <text:p/>
        </draw:line>
        <draw:line draw:style-name="gr4" draw:text-style-name="P1" draw:layer="layout" svg:x1="13.4cm" svg:y1="16.3cm" svg:x2="11.25cm" svg:y2="18.45cm">
          <text:p/>
        </draw:line>
        <draw:connector draw:style-name="gr4" draw:text-style-name="P1" draw:layer="layout" draw:line-skew="0cm -2.301cm" svg:x1="10.275cm" svg:y1="24.45cm" svg:x2="4.753cm" svg:y2="12.475cm" draw:start-shape="id1" draw:start-glue-point="2" draw:end-shape="id2" svg:d="M10275 24450v501h-8325v-12476h2803" svg:viewBox="0 0 8326 12477">
          <text:p/>
        </draw:connector>
        <draw:connector draw:style-name="gr4" draw:text-style-name="P1" draw:layer="layout" draw:type="line" svg:x1="10.4cm" svg:y1="8.2cm" svg:x2="10.469cm" svg:y2="9.55cm" draw:start-shape="id3" draw:end-shape="id2" svg:d="M10400 8200l69 1350" svg:viewBox="0 0 70 13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1T13:23:40.990985140</meta:creation-date>
    <dc:date>2017-03-21T20:09:14.463418789</dc:date>
    <meta:editing-duration>PT40M18S</meta:editing-duration>
    <meta:editing-cycles>10</meta:editing-cycles>
    <meta:generator>LibreOffice/4.2.8.2$Linux_X86_64 LibreOffice_project/420m0$Build-2</meta:generator>
    <meta:document-statistic meta:object-count="11"/>
  </office:meta>
</office:document-meta>
</file>